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>x</mi>
            <mrow>
              <mo stretchy="false">(</mo>
              <mrow>
                <mi>t</mi>
              </mrow>
              <mo stretchy="false">)</mo>
            </mrow>
            <mrow>
              <mi/>
              <mo stretchy="false">=</mo>
              <mi/>
            </mrow>
            <msub>
              <mi>a</mi>
              <mn>1</mn>
            </msub>
            <msup>
              <mi>e</mi>
              <mrow>
                <msub>
                  <mo stretchy="false">λ</mo>
                  <mn>1</mn>
                </msub>
                <mi>t</mi>
              </mrow>
            </msup>
            <mrow>
              <mi/>
              <mo stretchy="false">+</mo>
              <mi/>
            </mrow>
            <msub>
              <mi>a</mi>
              <mn>2</mn>
            </msub>
            <msup>
              <mi>e</mi>
              <mrow>
                <msub>
                  <mo stretchy="false">λ</mo>
                  <mn>2</mn>
                </msub>
                <mi>t</mi>
              </mrow>
            </msup>
          </mrow>
        </mtd>
      </mtr>
      <mtr>
        <mtd>
          <mrow>
            <mtext>mit</mtext>
          </mrow>
        </mtd>
      </mtr>
      <mtr>
        <mtd>
          <mrow>
            <mi>x</mi>
            <mrow>
              <mo stretchy="false">(</mo>
              <mrow>
                <mi>t</mi>
              </mrow>
              <mo stretchy="false">)</mo>
            </mrow>
            <mrow>
              <mi/>
              <mo stretchy="false">=</mo>
              <mi/>
            </mrow>
            <msup>
              <mi>e</mi>
              <mrow>
                <mo stretchy="false">λ</mo>
                <mi>t</mi>
              </mrow>
            </msup>
          </mrow>
        </mtd>
      </mtr>
      <mtr>
        <mtd>
          <mrow>
            <mtext>und</mtext>
          </mrow>
        </mtd>
      </mtr>
      <mtr>
        <mtd>
          <mrow>
            <msup>
              <mo stretchy="false">λ</mo>
              <mn>2</mn>
            </msup>
            <mrow>
              <mi/>
              <mo stretchy="false">+</mo>
              <mi/>
            </mrow>
            <mn>2</mn>
            <mo stretchy="false">β</mo>
            <mo stretchy="false">λ</mo>
            <mrow>
              <mi/>
              <mo stretchy="false">+</mo>
              <mi/>
            </mrow>
            <msubsup>
              <mo stretchy="false">ω</mo>
              <mn>0</mn>
              <mn>2</mn>
            </msubsup>
            <mrow>
              <mi/>
              <mo stretchy="false">=</mo>
              <mi/>
            </mrow>
            <mn>0</mn>
          </mrow>
        </mtd>
      </mtr>
      <mtr>
        <mtd>
          <mrow>
            <mo stretchy="false">⇒</mo>
            <msub>
              <mo stretchy="false">λ</mo>
              <mrow>
                <mn>1,2</mn>
              </mrow>
            </msub>
            <mrow>
              <mi/>
              <mo stretchy="false">=</mo>
              <mrow>
                <mi/>
                <mo stretchy="false">−</mo>
                <mo stretchy="false">β</mo>
              </mrow>
            </mrow>
            <mrow>
              <mi/>
              <mo stretchy="false">±</mo>
              <mi/>
            </mrow>
            <msqrt>
              <mrow>
                <msup>
                  <mo stretchy="false">β</mo>
                  <mn>2</mn>
                </msup>
                <mrow>
                  <mi/>
                  <mo stretchy="false">−</mo>
                  <mi/>
                </mrow>
                <msubsup>
                  <mo stretchy="false">ω</mo>
                  <mn>0</mn>
                  <mn>2</mn>
                </msubsup>
              </mrow>
            </msqrt>
          </mrow>
        </mtd>
      </mtr>
    </mtable>
    <annotation encoding="StarMath 5.0">x(t) `=` a_1 e^{%ilambda _1 t} `+` a_2 e^{%ilambda _2 t} newline
alignc "mit" newline
x(t) `=` e^{%ilambda t} newline
alignc "und" newline
%ilambda^2 `+` 2 %ibeta %ilambda `+` %iomega^2_0 `=` 0 newline
drarrow %ilambda _{1,2} `=` -%ibeta `+-` sqrt{%ibeta^2 `-` %iomega^2_0 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2T14:39:13.869000000</meta:creation-date>
    <meta:generator>LibreOffice/4.1.4.2$Windows_x86 LibreOffice_project/0a0440ccc0227ad9829de5f46be37cfb6edcf72</meta:generator>
  </office:meta>
</office:document-meta>
</file>